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528cm" fo:min-width="2.929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2.929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4" style:family="graphic" style:parent-style-name="standard">
      <style:graphic-properties draw:fill-color="#66ff66" draw:textarea-horizontal-align="justify" draw:textarea-vertical-align="middle" draw:auto-grow-height="false" fo:min-height="1.528cm" fo:min-width="2.929cm"/>
    </style:style>
    <style:style style:name="gr5" style:family="graphic" style:parent-style-name="standard">
      <style:graphic-properties draw:fill-color="#66ff66" draw:textarea-horizontal-align="justify" draw:textarea-vertical-align="middle" draw:auto-grow-height="false" fo:min-height="1.528cm" fo:min-width="4.532cm"/>
    </style:style>
    <style:style style:name="gr6" style:family="graphic" style:parent-style-name="standard">
      <style:graphic-properties draw:fill-color="#66ff66" draw:textarea-horizontal-align="justify" draw:textarea-vertical-align="middle" draw:auto-grow-height="false" fo:min-height="1.528cm" fo:min-width="3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marker-start="" draw:marker-start-width="0.3cm" draw:marker-end="Circle" draw:marker-end-width="0.3cm" draw:textarea-vertical-align="middle"/>
    </style:style>
    <style:style style:name="gr10" style:family="graphic" style:parent-style-name="standard">
      <style:graphic-properties svg:stroke-width="0.051cm" svg:stroke-color="#000000" draw:marker-start-width="0.355cm" draw:marker-end="Circle" draw:marker-end-width="0.355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="Arrow" draw:marker-end-width="0.355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Fine_20_Dashed" svg:stroke-width="0.051cm" svg:stroke-color="#000000" draw:marker-start-width="0.355cm" draw:marker-end="Circle" draw:marker-end-width="0.355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</style:style>
    <style:style style:name="P3" style:family="paragraph">
      <loext:graphic-properties draw:fill-color="#66ff66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29cm" svg:height="1.778cm" svg:x="2.524cm" svg:y="10.398cm">
          <text:p text:style-name="P1">OCP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429cm" svg:height="1.778cm" svg:x="7.99cm" svg:y="10.398cm">
          <text:p text:style-name="P1">dOCP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572cm" svg:height="1.778cm" svg:x="13.192cm" svg:y="10.398cm">
          <text:p text:style-name="P1">dOCPCppAD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429cm" svg:height="1.778cm" svg:x="7.985cm" svg:y="13.7cm">
          <text:p text:style-name="P1">NLP</text:p>
          <draw:enhanced-geometry svg:viewBox="0 0 21600 21600" draw:type="rectangle" draw:enhanced-path="M 0 0 L 21600 0 21600 21600 0 21600 0 0 Z N"/>
        </draw:custom-shape>
        <draw:custom-shape draw:style-name="gr5" draw:text-style-name="P3" xml:id="id8" draw:id="id8" draw:layer="layout" svg:width="5.032cm" svg:height="1.778cm" svg:x="12.934cm" svg:y="13.7cm">
          <text:p text:style-name="P1">NLPSolverIpopt</text:p>
          <draw:enhanced-geometry svg:viewBox="0 0 21600 21600" draw:type="rectangle" draw:enhanced-path="M 0 0 L 21600 0 21600 21600 0 21600 0 0 Z N"/>
        </draw:custom-shape>
        <draw:custom-shape draw:style-name="gr6" draw:text-style-name="P3" xml:id="id9" draw:id="id9" draw:layer="layout" svg:width="3.762cm" svg:height="1.778cm" svg:x="2.572cm" svg:y="13.7cm">
          <text:p text:style-name="P1">NLPSolver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429cm" svg:height="1.778cm" svg:x="3.794cm" svg:y="6.842cm">
          <text:p text:style-name="P1">dODE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429cm" svg:height="1.778cm" svg:x="7.985cm" svg:y="6.842cm">
          <text:p text:style-name="P1">dState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429cm" svg:height="1.778cm" svg:x="12.176cm" svg:y="6.842cm">
          <text:p text:style-name="P1">dControl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6.068cm" svg:height="0.962cm" svg:x="2.016cm" svg:y="4.864cm">
          <draw:text-box>
            <text:p>Bocop3 main classes <text:s text:c="12"/>inherits <text:s text:c="10"/>compounds</text:p>
          </draw:text-box>
        </draw:frame>
        <draw:line draw:style-name="gr8" draw:text-style-name="P5" draw:layer="layout" svg:x1="9.128cm" svg:y1="5.318cm" svg:x2="10.525cm" svg:y2="5.318cm">
          <text:p/>
        </draw:line>
        <draw:line draw:style-name="gr9" draw:text-style-name="P1" draw:layer="layout" svg:x1="13.065cm" svg:y1="5.318cm" svg:x2="14.462cm" svg:y2="5.318cm">
          <text:p/>
        </draw:line>
        <draw:connector draw:style-name="gr10" draw:text-style-name="P1" draw:layer="layout" svg:x1="5.953cm" svg:y1="11.287cm" svg:x2="7.99cm" svg:y2="11.287cm" draw:start-shape="id1" draw:start-glue-point="1" draw:end-shape="id2" draw:end-glue-point="3" svg:d="M5953 11287h2037" svg:viewBox="0 0 2038 1">
          <text:p/>
        </draw:connector>
        <draw:connector draw:style-name="gr11" draw:text-style-name="P1" draw:layer="layout" svg:x1="9.699cm" svg:y1="13.7cm" svg:x2="9.704cm" svg:y2="12.176cm" draw:start-shape="id3" draw:end-shape="id2" draw:end-glue-point="2" svg:d="M9699 13700v-762h5v-762" svg:viewBox="0 0 6 1525">
          <text:p/>
        </draw:connector>
        <draw:connector draw:style-name="gr11" draw:text-style-name="P1" draw:layer="layout" svg:x1="11.419cm" svg:y1="11.287cm" svg:x2="13.192cm" svg:y2="11.287cm" draw:start-shape="id2" draw:start-glue-point="1" draw:end-shape="id4" draw:end-glue-point="3" svg:d="M11419 11287h1773" svg:viewBox="0 0 1774 1">
          <text:p/>
        </draw:connector>
        <draw:connector draw:style-name="gr12" draw:text-style-name="P1" draw:layer="layout" svg:x1="5.508cm" svg:y1="8.62cm" svg:x2="9.704cm" svg:y2="10.398cm" draw:start-shape="id5" draw:start-glue-point="2" draw:end-shape="id2" svg:d="M5508 8620v889h4196v889" svg:viewBox="0 0 4197 1779">
          <text:p/>
        </draw:connector>
        <draw:connector draw:style-name="gr10" draw:text-style-name="P1" draw:layer="layout" svg:x1="9.699cm" svg:y1="8.62cm" svg:x2="9.704cm" svg:y2="10.398cm" draw:start-shape="id6" draw:start-glue-point="2" draw:end-shape="id2" draw:end-glue-point="0" svg:d="M9699 8620v889h5v889" svg:viewBox="0 0 6 1779">
          <text:p/>
        </draw:connector>
        <draw:connector draw:style-name="gr12" draw:text-style-name="P1" draw:layer="layout" svg:x1="13.89cm" svg:y1="8.62cm" svg:x2="9.704cm" svg:y2="10.398cm" draw:start-shape="id7" draw:start-glue-point="2" draw:end-shape="id2" draw:end-glue-point="0" svg:d="M13890 8620v889h-4186v889" svg:viewBox="0 0 4187 1779">
          <text:p/>
        </draw:connector>
        <draw:connector draw:style-name="gr12" draw:text-style-name="P1" draw:layer="layout" draw:line-skew="0cm -0.384cm" svg:x1="15.478cm" svg:y1="12.176cm" svg:x2="12.934cm" svg:y2="14.589cm" draw:start-shape="id4" draw:start-glue-point="2" draw:end-shape="id8" draw:end-glue-point="3" svg:d="M15478 12176v762h-3429v1651h885" svg:viewBox="0 0 3430 2414">
          <text:p/>
        </draw:connector>
        <draw:connector draw:style-name="gr13" draw:text-style-name="P1" draw:layer="layout" svg:x1="11.414cm" svg:y1="14.589cm" svg:x2="12.934cm" svg:y2="14.589cm" draw:start-shape="id3" draw:start-glue-point="1" draw:end-shape="id8" draw:end-glue-point="3" svg:d="M11414 14589h1520" svg:viewBox="0 0 1521 1">
          <text:p/>
        </draw:connector>
        <draw:connector draw:style-name="gr11" draw:text-style-name="P1" draw:layer="layout" draw:line-skew="0.388cm" svg:x1="4.453cm" svg:y1="15.478cm" svg:x2="15.45cm" svg:y2="15.478cm" draw:start-shape="id9" draw:start-glue-point="2" draw:end-shape="id8" draw:end-glue-point="2" svg:d="M4453 15478v889h10997v-889" svg:viewBox="0 0 10998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cc99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8T15:02:13.333274489</meta:creation-date>
    <dc:date>2020-08-18T15:29:29.625093526</dc:date>
    <meta:editing-duration>PT27M12S</meta:editing-duration>
    <meta:editing-cycles>9</meta:editing-cycles>
    <meta:generator>LibreOffice/5.1.6.2$Linux_X86_64 LibreOffice_project/10m0$Build-2</meta:generator>
    <meta:document-statistic meta:object-count="21"/>
  </office:meta>
</office:document-meta>
</file>